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7, 2021 (05:19: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Create a new project and do the following in Main.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1:19:50Z</meta:creation-date>
    <dc:date>2021-06-07T21:19:50Z</dc:date>
    <meta:user-defined meta:name="date" meta:value-type="string">June   7, 2021 (05:19: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